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9" style:family="paragraph" style:parent-style-name="UrbanTitle">
      <style:text-properties style:font-name="Arial" fo:font-size="14pt" officeooo:rsid="0029ed30" officeooo:paragraph-rsid="0029ed30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><office:annotation><dc:creator>sde </dc:creator><dc:date>2011-07-27T10:02:17</dc:date><text:p text:style-name="P11"><text:span text:style-name="T23">do text</text:span></text:p><text:p text:style-name="P11"><text:span text:style-name="T23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9-05-07T15:32:10.793714057">7 mai 2019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5:32:10.712867462</dc:date>
    <dc:creator>bleybaert</dc:creator>
    <meta:editing-duration>PT7M46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135" meta:character-count="919" meta:non-whitespace-character-count="815"/>
  </office:meta>
</office:document-meta>
</file>